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e system implementation</text:p>
      <text:p text:style-name="P1">Volume</text:p>
      <text:p text:style-name="Standard">An entity(A single storage area) containing the file system. It may be a part of a disk, a whole disk or a combination of parts of multiple disks and whole disks together.</text:p>
      <text:p text:style-name="Standard"/>
      <text:p text:style-name="P1">Partition</text:p>
      <text:p text:style-name="Standard">Refers to a separate and distinguishable physical part of a hard disk. A partition may or may not contain a volume. i.e., a volume may span multiple partitions.</text:p>
      <text:p text:style-name="Standard"/>
      <text:p text:style-name="P1">Root partition or primary partition</text:p>
      <text:p text:style-name="Standard">A partition containing a kernel.</text:p>
      <text:p text:style-name="Standard"/>
      <text:p text:style-name="P1">Extended partition</text:p>
      <text:p text:style-name="Standard">Partitions which cannot contain file systems themselves. They may be divided into logical volumes for this purpose though.</text:p>
      <text:p text:style-name="Standard"/>
      <text:p text:style-name="P1">Difference between a volume and a partition</text:p>
      <text:p text:style-name="Standard">Volumes are separate storage areas only logically which exist at the logical OS level. Partitions are actual separate storage areas that exist at the physical disk level.</text:p>
      <text:p text:style-name="Standard"/>
      <text:p text:style-name="P1">Logical drives</text:p>
      <text:p text:style-name="Standard">An equivalent terminology for volumes in Windows</text:p>
      <text:p text:style-name="Standard"/>
      <text:p text:style-name="P1"><text:a xlink:type="simple" xlink:href="../Important%20data%20structures%20of%20a%20file%20system.odt">Important data structures of a file system</text:a></text:p>
      <text:list xml:id="list6887497331" text:style-name="L1">
        <text:list-item>
          <text:p text:style-name="P5">On-disk file system data structures</text:p>
          <text:list>
            <text:list-item>
              <text:p text:style-name="P4"><text:a xlink:type="simple" xlink:href="../Important%20data%20structures%20of%20a%20file%20system.odt#Boot%20Control%20Block">Boot Control Block</text:a></text:p>
            </text:list-item>
            <text:list-item>
              <text:p text:style-name="P4"><text:a xlink:type="simple" xlink:href="../Important%20data%20structures%20of%20a%20file%20system.odt#Volume%20Control%20Block"><text:span text:style-name="T1">Volume Control Block</text:span></text:a></text:p>
            </text:list-item>
            <text:list-item>
              <text:p text:style-name="P4"><text:a xlink:type="simple" xlink:href="../Important%20data%20structures%20of%20a%20file%20system.odt#Directory%20Structures"><text:span text:style-name="T1">Directory Structures</text:span></text:a></text:p>
            </text:list-item>
            <text:list-item>
              <text:p text:style-name="P4"><text:a xlink:type="simple" xlink:href="../Important%20data%20structures%20of%20a%20file%20system.odt#File"><text:span text:style-name="T1">File</text:span></text:a><text:a xlink:type="simple" xlink:href="../Important%20data%20structures%20of%20a%20file%20system.odt#FCB"><text:span text:style-name="T1"> Control Block</text:span></text:a></text:p>
            </text:list-item>
          </text:list>
        </text:list-item>
        <text:list-item>
          <text:p text:style-name="P5">In-memory file system data structures</text:p>
          <text:p text:style-name="P6">Is used for both file-system management and improvement of performance via caching</text:p>
          <text:list>
            <text:list-item>
              <text:p text:style-name="P4"><text:a xlink:type="simple" xlink:href="../Important%20data%20structures%20of%20a%20file%20system.odt#Mount%20Table"><text:span text:style-name="T1">Mount Table</text:span></text:a></text:p>
            </text:list-item>
            <text:list-item>
              <text:p text:style-name="P4"><text:a xlink:type="simple" xlink:href="../Important%20data%20structures%20of%20a%20file%20system.odt#%23Directory-Structure%20Cache"><text:span text:style-name="T1">Directory-Structure Cache</text:span></text:a></text:p>
            </text:list-item>
            <text:list-item>
              <text:p text:style-name="P4"><text:a xlink:type="simple" xlink:href="../Important%20data%20structures%20of%20a%20file%20system.odt#%23System-wide%20open-file%20table"><text:span text:style-name="T1">System-wide open-file table</text:span></text:a></text:p>
            </text:list-item>
            <text:list-item>
              <text:p text:style-name="P4"><text:a xlink:type="simple" xlink:href="../Important%20data%20structures%20of%20a%20file%20system.odt#%23Per-process%20open-file%20table"><text:span text:style-name="T1">Per-process open-file table</text:span></text:a></text:p>
            </text:list-item>
            <text:list-item>
              <text:p text:style-name="P4"><text:a xlink:type="simple" xlink:href="../Important%20data%20structures%20of%20a%20file%20system.odt#%23Buffers"><text:span text:style-name="T1">Buffers</text:span></text:a></text:p>
            </text:list-item>
          </text:list>
        </text:list-item>
      </text:list>
      <text:p text:style-name="P3"><text:s/></text:p>
      <text:p text:style-name="P3">Through the layers</text:p>
      <text:list xml:id="list1151501008" text:style-name="L2">
        <text:list-item>
          <text:p text:style-name="P7">Creation of a file-system</text:p>
          <text:list>
            <text:list-item>
              <text:p text:style-name="P7">Application calls the logical file system with the pnemonic for the filename and the location</text:p>
            </text:list-item>
            <text:list-item>
              <text:p text:style-name="P7">Logical file system knows the format of the directory structures. It creates a new file, it allocates a new FCB</text:p>
            </text:list-item>
            <text:list-item>
              <text:p text:style-name="P7">The system then reads</text:p>
            </text:list-item>
          </text:list>
        </text:list-item>
      </text:list>
      <text:p text:style-name="Standard">Internal file structure</text:p>
      <text:p text:style-name="Standard">Access meth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15T13:30:28</meta:creation-date>
    <dc:date>2012-12-05T20:55:07</dc:date>
    <dc:creator>Kempa </dc:creator>
    <meta:editing-duration>PT5H27M33S</meta:editing-duration>
    <meta:editing-cycles>22</meta:editing-cycles>
    <meta:generator>LibreOffice/3.6$Linux_x86 LibreOffice_project/360m1$Build-2</meta:generator>
    <meta:document-statistic meta:table-count="0" meta:image-count="0" meta:object-count="0" meta:page-count="1" meta:paragraph-count="34" meta:word-count="256" meta:character-count="1545" meta:non-whitespace-character-count="1337"/>
  </office:meta>
</office:document-meta>
</file>